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1076a902" officeooo:paragraph-rsid="1076a90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9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5bfc8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0f28fb61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79" style:family="paragraph" style:parent-style-name="Standard">
      <style:text-properties officeooo:paragraph-rsid="1044b2e0"/>
    </style:style>
    <style:style style:name="P80" style:family="paragraph" style:parent-style-name="Standard">
      <style:text-properties officeooo:paragraph-rsid="104d50c8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930cc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fa944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e2d15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87" style:family="paragraph" style:parent-style-name="Footnote">
      <style:text-properties officeooo:paragraph-rsid="107b5618"/>
    </style:style>
    <style:style style:name="P88" style:family="paragraph" style:parent-style-name="Standard">
      <style:text-properties officeooo:paragraph-rsid="107ad9ef"/>
    </style:style>
    <style:style style:name="P89" style:family="paragraph" style:parent-style-name="Footnote">
      <style:text-properties officeooo:paragraph-rsid="102c1a0f"/>
    </style:style>
    <style:style style:name="P90" style:family="paragraph" style:parent-style-name="Standard">
      <style:text-properties officeooo:paragraph-rsid="1090da41"/>
    </style:style>
    <style:style style:name="P91" style:family="paragraph" style:parent-style-name="Footnote">
      <style:text-properties officeooo:paragraph-rsid="10910fb9"/>
    </style:style>
    <style:style style:name="P92" style:family="paragraph" style:parent-style-name="Standard">
      <style:text-properties officeooo:paragraph-rsid="10929fde"/>
    </style:style>
    <style:style style:name="P9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paragraph-properties fo:break-before="page"/>
      <style:text-properties officeooo:paragraph-rsid="0b0ddd8e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style:text-underline-style="none" officeooo:rsid="00bddfbe" style:font-size-asian="12pt" style:font-size-complex="12pt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478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officeooo:rsid="1094783a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style:font-size-asian="12pt" style:font-size-complex="12pt"/>
    </style:style>
    <style:style style:name="T19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8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officeooo:rsid="04473353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officeooo:rsid="0aace3cd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6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officeooo:rsid="0f8f58bd"/>
    </style:style>
    <style:style style:name="T277" style:family="text">
      <style:text-properties officeooo:rsid="0f95a7a0"/>
    </style:style>
    <style:style style:name="T278" style:family="text">
      <style:text-properties style:text-underline-style="none"/>
    </style:style>
    <style:style style:name="T279" style:family="text">
      <style:text-properties style:text-underline-style="none" officeooo:rsid="10968bf5"/>
    </style:style>
    <style:style style:name="T280" style:family="text">
      <style:text-properties officeooo:rsid="105c8aaa"/>
    </style:style>
    <style:style style:name="T281" style:family="text">
      <style:text-properties officeooo:rsid="107e8e04"/>
    </style:style>
    <style:style style:name="T282" style:family="text">
      <style:text-properties officeooo:rsid="1083fa7a"/>
    </style:style>
    <style:style style:name="T283" style:family="text">
      <style:text-properties officeooo:rsid="1094783a"/>
    </style:style>
    <style:style style:name="T284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95"><text:span text:style-name="Strong_20_Emphasis"><text:span text:style-name="T164">C</text:span></text:span><text:span text:style-name="Strong_20_Emphasis"><text:span text:style-name="T163">hecklist voor </text:span></text:span><text:span text:style-name="Strong_20_Emphasis"><text:span text:style-name="T165">de installatie</text:span></text:span><text:span text:style-name="Strong_20_Emphasis"><text:span text:style-name="T163"> van </text:span></text:span><text:span text:style-name="Strong_20_Emphasis"><text:span text:style-name="T169"><text:user-field-get text:name="Distro">Rocky Linux</text:user-field-get></text:span></text:span><text:span text:style-name="Strong_20_Emphasis"><text:span text:style-name="T171"><text:s/></text:span></text:span><text:span text:style-name="Strong_20_Emphasis"><text:span text:style-name="T169"><text:user-field-get text:name="Version">9.x</text:user-field-get></text:span></text:span><text:span text:style-name="Strong_20_Emphasis"><text:span text:style-name="T167"><text:note text:id="ftn1" text:note-class="footnote"><text:note-citation>1</text:note-citation><text:note-body><text:p text:style-name="P89"><text:span text:style-name="T256">D</text:span><text:span text:style-name="T254">eze </text:span><text:span text:style-name="Strong_20_Emphasis"><text:span text:style-name="T259"><text:user-field-get text:name="Distro">Rocky Linux</text:user-field-get></text:span></text:span><text:span text:style-name="T255"><text:s/></text:span><text:span text:style-name="T260"><text:user-field-get text:name="Version">9.x</text:user-field-get></text:span><text:span text:style-name="T260"><text:s/>Desktop/</text:span><text:span text:style-name="T261">Workstation</text:span><text:span text:style-name="T254"> (codenaam BlueOnyx) wordt ondersteund tot </text:span><text:span text:style-name="T258">31 </text:span><text:span text:style-name="T257">mei</text:span><text:span text:style-name="T254"> 20</text:span><text:span text:style-name="T258">32</text:span><text:span text:style-name="T254">.</text:span></text:p></text:note-body></text:note></text:span></text:span><text:span text:style-name="Strong_20_Emphasis"><text:span text:style-name="T168"><text:s/></text:span></text:span><text:span text:style-name="Strong_20_Emphasis"><text:span text:style-name="T170">Desktop/</text:span></text:span><text:span text:style-name="Strong_20_Emphasis"><text:span text:style-name="T172">Workstation</text:span></text:span><text:span text:style-name="Strong_20_Emphasis"><text:span text:style-name="T166">.</text:span></text:span></text:p>
      <text:p text:style-name="P14"/>
      <text:p text:style-name="P100"/>
      <text:p text:style-name="P93">Vul het tekstvak achter &lt;...&gt; in</text:p>
      <text:p text:style-name="P2"><text:span text:style-name="Definition"><text:span text:style-name="T14">&lt;GEBRUIKER&gt;</text:span></text:span><text:span text:style-name="T235"><text:tab/><text:tab/></text:span><text:span text:style-name="T247"> <text:tab/><text:tab/></text:span><text:span text:style-name="T236"><draw:control text:anchor-type="as-char" svg:y="-0.4cm" draw:z-index="9" draw:name="Gebruiker 2" draw:style-name="gr2" draw:text-style-name="P104" svg:width="6.002cm" svg:height="0.5cm" draw:control="control8"><svg:title>Gebruiker</svg:title><svg:desc>Volledige naam, bijv. Jan Stek</svg:desc></draw:control></text:span><text:span text:style-name="T236"><text:tab/></text:span><text:span text:style-name="T237">b</text:span><text:span text:style-name="T269">ijv.</text:span><text:span text:style-name="T238"> </text:span><text:span text:style-name="T239">J</text:span><text:span text:style-name="T245">a</text:span><text:span text:style-name="T239">n </text:span><text:span text:style-name="T245">Jansen</text:span></text:p>
      <text:p text:style-name="P92"><text:span text:style-name="Definition"><text:span text:style-name="T14">&lt;</text:span></text:span><text:span text:style-name="Definition"><text:span text:style-name="T243">g</text:span></text:span><text:span text:style-name="Definition"><text:span text:style-name="T278">ebruikersnaam</text:span></text:span><text:span text:style-name="Definition"><text:span text:style-name="T14">&gt;</text:span></text:span><text:span text:style-name="Definition"><text:span text:style-name="T278"><text:tab/></text:span></text:span><text:span text:style-name="T242"><draw:control text:anchor-type="as-char" svg:y="-0.4cm" draw:z-index="10" draw:name="Gberuikersnaam 3" draw:style-name="gr2" draw:text-style-name="P104" svg:width="6.002cm" svg:height="0.5cm" draw:control="control9"><svg:title>Gebruikersnaam</svg:title><svg:desc>Korte naam, bijv. jan</svg:desc></draw:control></text:span><text:span text:style-name="T242"><text:tab/></text:span><text:span text:style-name="T244">b</text:span><text:span text:style-name="T272">ijv.</text:span><text:span text:style-name="T5"> </text:span><text:span text:style-name="T190">j</text:span><text:span text:style-name="T191">a</text:span><text:span text:style-name="T190">n</text:span></text:p>
      <text:p text:style-name="P2"><text:span text:style-name="Definition"><text:span text:style-name="T14">&lt;</text:span></text:span><text:span text:style-name="Definition"><text:span text:style-name="T278">COMPUTERNAAM</text:span></text:span><text:span text:style-name="Definition"><text:span text:style-name="T14">&gt;</text:span></text:span><text:span text:style-name="T246"><text:tab/><text:tab/></text:span><text:span text:style-name="T278"><draw:control text:anchor-type="as-char" svg:y="-0.4cm" draw:z-index="11" draw:name="Computernaam 1" draw:style-name="gr2" draw:text-style-name="P104" svg:width="6.002cm" svg:height="0.5cm" draw:control="control10"><svg:title>Computernaam</svg:title><svg:desc>Unieke naam van de computer</svg:desc></draw:control></text:span><text:span text:style-name="T278"><text:tab/></text:span><text:span text:style-name="T279">b</text:span><text:span text:style-name="T271">ijv.</text:span><text:span text:style-name="T230"> </text:span><text:span text:style-name="T231">pc02</text:span></text:p>
      <text:p text:style-name="P2"><text:span text:style-name="Definition"><text:span text:style-name="T14">&lt;</text:span></text:span><text:span text:style-name="Definition"><text:span text:style-name="T228">GEBRUIKER</text:span></text:span><text:span text:style-name="Definition"><text:span text:style-name="T14">&gt;</text:span></text:span><text:span text:style-name="Definition"><text:span text:style-name="T228"><text:tab/></text:span></text:span><text:span text:style-name="T232"><text:tab/></text:span><text:span text:style-name="T247"> <text:tab/><text:tab/></text:span><text:span text:style-name="T236"><draw:control text:anchor-type="as-char" svg:y="-0.4cm" draw:z-index="12" draw:name="Gebruiker 3" draw:style-name="gr2" draw:text-style-name="P104" svg:width="6.002cm" svg:height="0.5cm" draw:control="control11"><svg:title>Gebruiker</svg:title><svg:desc>Volledige naam, bijv. Jan Stek</svg:desc></draw:control></text:span><text:span text:style-name="T236"><text:tab/></text:span><text:span text:style-name="T237">e</text:span><text:span text:style-name="T270">vt.</text:span><text:span text:style-name="T240"> 2</text:span><text:span text:style-name="T249">e</text:span><text:span text:style-name="T241"> gebruiker</text:span></text:p>
      <text:p text:style-name="P92"><text:span text:style-name="Definition"><text:span text:style-name="T14">&lt;</text:span></text:span><text:span text:style-name="Definition"><text:span text:style-name="T228">GEBRUIKERSN</text:span></text:span><text:span text:style-name="Definition"><text:span text:style-name="T229">aa</text:span></text:span><text:span text:style-name="Definition"><text:span text:style-name="T228">M</text:span></text:span><text:span text:style-name="Definition"><text:span text:style-name="T14">&gt;</text:span></text:span><text:span text:style-name="Definition"><text:span text:style-name="T228"><text:tab/></text:span></text:span><text:span text:style-name="T242"><draw:control text:anchor-type="as-char" svg:y="-0.4cm" draw:z-index="13" draw:name="Gberuikersnaam 4" draw:style-name="gr2" draw:text-style-name="P104" svg:width="6.002cm" svg:height="0.5cm" draw:control="control12"><svg:title>Gebruikersnaam</svg:title><svg:desc>Korte naam, bijv. jan</svg:desc></draw:control></text:span><text:span text:style-name="T242"><text:tab/></text:span><text:span text:style-name="T244">e</text:span><text:span text:style-name="T273">vt.</text:span><text:span text:style-name="T233"> 2</text:span><text:span text:style-name="T248">e</text:span><text:span text:style-name="T233"> </text:span><text:span text:style-name="T234">gebruiker</text:span></text:p>
      <text:p text:style-name="P94"><text:span text:style-name="T284">v</text:span>ervang &lt;...&gt; in deze checklist door de waarde in het tekstvak.</text:p>
      <text:p text:style-name="P41"/>
      <text:p text:style-name="P41"/>
      <text:p text:style-name="P1"><text:span text:style-name="T186">Nog niet op Linux?</text:span><text:span text:style-name="T180"><text:tab/></text:span><text:span text:style-name="T184">G</text:span><text:span text:style-name="T181">ebruik </text:span><text:span text:style-name="Strong_20_Emphasis"><text:span text:style-name="T187">Checklist </text:span></text:span><text:span text:style-name="Strong_20_Emphasis"><text:span text:style-name="T188">overzetten</text:span></text:span><text:span text:style-name="T181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82"> onder </text:span><text:span text:style-name="T185">Linux</text:span><text:span text:style-name="T183">.</text:span></text:p>
      <text:p text:style-name="P39"><text:span text:style-name="T152">Nieuwe installatie?</text:span><text:span text:style-name="T149"><text:tab/></text:span><text:span text:style-name="T151">B</text:span><text:span text:style-name="T149">egin bij hoofdstuk </text:span><text:span text:style-name="T152"><text:bookmark-ref text:reference-format="page" text:ref-name="__RefNumPara__4009_1271708128">2</text:bookmark-ref></text:span><text:span text:style-name="T149"><text:s text:c="2"/></text:span><text:span text:style-name="T153"><text:bookmark-ref text:reference-format="text" text:ref-name="__RefNumPara__4009_1271708128">Installatie uitvoeren</text:bookmark-ref></text:span><text:span text:style-name="T150">.</text:span></text:p>
      <text:p text:style-name="P23"/>
      <text:p text:style-name="P23"/>
      <text:list text:style-name="L1">
        <text:list-item>
          <text:p text:style-name="P9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71"><draw:control text:anchor-type="as-char" draw:z-index="4" draw:name="Vorm3_0" draw:style-name="gr1" draw:text-style-name="P10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71"><draw:control text:anchor-type="as-char" draw:z-index="5" draw:name="Vorm3_ 2" draw:style-name="gr1" draw:text-style-name="P10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6">Aanmelden als </text:span></text:span><text:span text:style-name="Definition"><text:span text:style-name="T15">&lt;GEBRUIKER&gt;</text:span></text:span><text:span text:style-name="Definition"><text:span text:style-name="T6"><text:note text:id="ftn2" text:note-class="footnote"><text:note-citation>2</text:note-citation><text:note-body><text:p text:style-name="P55"><text:span text:style-name="User_20_Entry"><text:span text:style-name="T114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5">gebruiker</text:span></text:span><text:span text:style-name="User_20_Entry"><text:span text:style-name="T126">s</text:span></text:span><text:span text:style-name="User_20_Entry"><text:span text:style-name="T134">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4" draw:name="Vorm4" draw:style-name="gr1" draw:text-style-name="P10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3"><text:span text:style-name="Strong_20_Emphasis"><text:span text:style-name="T65">D</text:span></text:span><text:span text:style-name="Strong_20_Emphasis"><text:span text:style-name="T50">ruk op de </text:span></text:span><text:span text:style-name="Strong_20_Emphasis"><text:span text:style-name="T70">Super</text:span></text:span><text:span text:style-name="Strong_20_Emphasis"><text:span text:style-name="T50">-toets</text:span></text:span><text:span text:style-name="Strong_20_Emphasis"><text:span text:style-name="T29"><text:note text:id="ftn3" text:note-class="footnote"><text:note-citation>3</text:note-citation><text:note-body><text:p text:style-name="P72"><text:span text:style-name="T148">D</text:span>e <text:span text:style-name="T283">Super</text:span>-toets <text:span text:style-name="T195">is de Windows-toets, Command-toets </text:span><text:span text:style-name="T196">(Apple)</text:span><text:span text:style-name="T195">, of Vergrootglas-toets </text:span><text:span text:style-name="T196">(Chromebook)</text:span><text:span text:style-name="T195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6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4"><text:span text:style-name="T2">Typ</text:span><text:span text:style-name="Strong_20_Emphasis"><text:span text:style-name="T40"> de</text:span></text:span><text:span text:style-name="Strong_20_Emphasis"><text:span text:style-name="T41">z</text:span></text:span><text:span text:style-name="Strong_20_Emphasis"><text:span text:style-name="T40">e </text:span></text:span><text:span text:style-name="Strong_20_Emphasis"><text:span text:style-name="T42">twee </text:span></text:span><text:span text:style-name="Strong_20_Emphasis"><text:span text:style-name="T40">opdrachten, ieder gevolgd door de </text:span></text:span><text:span text:style-name="Strong_20_Emphasis"><text:span text:style-name="T7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P79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79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50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5" draw:name="Vorm 3" draw:style-name="gr1" draw:text-style-name="P10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6" draw:name="Vorm 4" draw:style-name="gr1" draw:text-style-name="P103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65">D</text:span></text:span><text:span text:style-name="Strong_20_Emphasis"><text:span text:style-name="T46">ruk </text:span></text:span><text:span text:style-name="Strong_20_Emphasis"><text:span text:style-name="T47">op de </text:span></text:span><text:span text:style-name="Strong_20_Emphasis"><text:span text:style-name="T70">Super</text:span></text:span><text:span text:style-name="Strong_20_Emphasis"><text:span text:style-name="T47">-toets</text:span></text:span><text:span text:style-name="Strong_20_Emphasis"><text:span text:style-name="T30"><text:note-ref text:note-class="footnote" text:reference-format="text" text:ref-name="ftn3">3</text:note-ref></text:span></text:span><text:span text:style-name="Strong_20_Emphasis"><text:span text:style-name="T45">, </text:span></text:span><text:span text:style-name="Strong_20_Emphasis"><text:span text:style-name="T48">t</text:span></text:span><text:span text:style-name="Strong_20_Emphasis"><text:span text:style-name="T49">yp </text:span></text:span><text:span text:style-name="Strong_20_Emphasis"><text:span text:style-name="T91">men</text:span></text:span><text:span text:style-name="Strong_20_Emphasis"><text:span text:style-name="T92">u</text:span></text:span><text:span text:style-name="Strong_20_Emphasis"><text:span text:style-name="T50"> </text:span></text:span><text:span text:style-name="Strong_20_Emphasis"><text:span text:style-name="T51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</text:span></text:span><text:span text:style-name="Strong_20_Emphasis"><text:span text:style-name="T74">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68">Selecteer</text:span></text:span><text:span text:style-name="Strong_20_Emphasis"><text:span text:style-name="T44"> </text:span></text:span><text:span text:style-name="Strong_20_Emphasis"><text:span text:style-name="T104">1</text:span></text:span><text:span text:style-name="Strong_20_Emphasis"><text:span text:style-name="T85"> </text:span></text:span><text:span text:style-name="Strong_20_Emphasis"><text:span text:style-name="T86">Installatie voorbereiden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97"><text:bookmark-start text:name="__RefNumPara__4009_1271708128"/><text:span text:style-name="Strong_20_Emphasis"><text:span text:style-name="T189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23" draw:name="Vorm 15" draw:style-name="gr1" draw:text-style-name="P103" svg:width="0.35cm" svg:height="0.35cm" draw:control="control22"/></text:p>
          </table:table-cell>
          <table:table-cell table:style-name="_32_._5f_Installatie_5f_uitvoeren.C1" office:value-type="string">
            <text:p text:style-name="P80"><text:span text:style-name="T193">Start de computer op vanaf</text:span><text:span text:style-name="T193"><text:note text:id="ftn4" text:note-class="footnote"><text:note-citation>1</text:note-citation><text:note-body><text:p text:style-name="P91"><text:span text:style-name="T139">B</text:span><text:span text:style-name="T140">ootmenu/</text:span><text:span text:style-name="T139">S</text:span><text:span text:style-name="T140">etup</text:span><text:span text:style-name="T138"> via </text:span><text:span text:style-name="T136">é</text:span><text:span text:style-name="T137">é</text:span><text:span text:style-name="T139">n van de </text:span><text:span text:style-name="Definition"><text:span text:style-name="T141">Veelgebruikte toetsen: </text:span></text:span><text:span text:style-name="Definition"><text:span text:style-name="T268">Esc, Delete, F1, F2, F9, F10, F11, of F12</text:span></text:span></text:p></text:note-body></text:note></text:span><text:span text:style-name="T193"> </text:span><text:span text:style-name="T194">een </text:span><text:span text:style-name="Strong_20_Emphasis"><text:span text:style-name="T176"><text:user-field-get text:name="Distro">Rocky Linux</text:user-field-get></text:span></text:span><text:span text:style-name="T192"><text:s/></text:span><text:span text:style-name="T177"><text:user-field-get text:name="Version">9.x</text:user-field-get></text:span><text:span text:style-name="T177"><text:s/></text:span><text:span text:style-name="Strong_20_Emphasis"><text:span text:style-name="T178">Desktop/</text:span></text:span><text:span text:style-name="Strong_20_Emphasis"><text:span text:style-name="T179">Workstation</text:span></text:span><text:span text:style-name="Strong_20_Emphasis"><text:span text:style-name="T107"> </text:span></text:span><text:span text:style-name="Strong_20_Emphasis"><text:span text:style-name="T108">L</text:span></text:span><text:span text:style-name="T109">ive</text:span><text:span text:style-name="T109"><text:note text:id="ftn5" text:note-class="footnote"><text:note-citation>2</text:note-citation><text:note-body><text:p text:style-name="P69"><text:span text:style-name="T250">Vanaf ee</text:span>n <text:span text:style-name="T277">L</text:span>ive <text:span text:style-name="T276">USB</text:span><text:span text:style-name="T253">-stick</text:span><text:span text:style-name="T12"> </text:span>kunt <text:span text:style-name="T250">u opstarten en</text:span> <text:span text:style-name="T10">met </text:span><text:span text:style-name="Strong_20_Emphasis"><text:span text:style-name="T197"><text:user-field-get text:name="Distro">Rocky Linux</text:user-field-get></text:span></text:span><text:span text:style-name="Strong_20_Emphasis"><text:span text:style-name="T197"><text:s/></text:span></text:span>werken zonder enige bestanden op de harde schijf te wijzigen en maakt ook installatie van <text:span text:style-name="Strong_20_Emphasis"><text:span text:style-name="T197"><text:user-field-get text:name="Distro">Rocky Linux</text:user-field-get></text:span></text:span><text:span text:style-name="Strong_20_Emphasis"><text:span text:style-name="T197"><text:s/></text:span></text:span>mogelijk.</text:p></text:note-body></text:note></text:span><text:span text:style-name="T109"> </text:span><text:span text:style-name="T112">USB</text:span><text:span text:style-name="T110">-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88"><text:span text:style-name="T110">stick</text:span><text:span text:style-name="T110"><text:note text:id="ftn6" text:note-class="footnote"><text:note-citation>3</text:note-citation><text:note-body><text:p text:style-name="P87"><text:span text:style-name="Strong_20_Emphasis"><text:span text:style-name="T125">Maak een opstartbare USB-stick</text:span></text:span><text:span text:style-name="Strong_20_Emphasis"><text:span text:style-name="T120">:<text:line-break/></text:span></text:span><text:span text:style-name="Strong_20_Emphasis"><text:span text:style-name="T115">Download </text:span></text:span><text:span text:style-name="Strong_20_Emphasis"><text:span text:style-name="T116">een </text:span></text:span><text:span text:style-name="Strong_20_Emphasis"><text:span text:style-name="T121">CD</text:span></text:span><text:span text:style-name="Strong_20_Emphasis"><text:span text:style-name="T124">-beeldbestand</text:span></text:span><text:span text:style-name="Strong_20_Emphasis"><text:span text:style-name="T117"> </text:span></text:span><text:span text:style-name="Strong_20_Emphasis"><text:span text:style-name="T118">(.iso) </text:span></text:span><text:span text:style-name="Strong_20_Emphasis"><text:span text:style-name="T117">vanaf </text:span></text:span><text:a xlink:type="simple" xlink:href="https://rockylinux.org/nl/download" text:style-name="Internet_20_link" text:visited-style-name="Visited_20_Internet_20_Link"><text:span text:style-name="Strong_20_Emphasis"><text:span text:style-name="T252">rockylinux.org/nl/download</text:span></text:span></text:a><text:span text:style-name="Strong_20_Emphasis"><text:span text:style-name="T117">, </text:span></text:span><text:span text:style-name="Strong_20_Emphasis"><text:span text:style-name="T123">klik onder </text:span></text:span><text:span text:style-name="Strong_20_Emphasis"><text:span text:style-name="T128">Desktop/Workstation Live Images</text:span></text:span><text:span text:style-name="Strong_20_Emphasis"><text:span text:style-name="T123"> op </text:span></text:span><text:span text:style-name="Strong_20_Emphasis"><text:span text:style-name="T144">Rocky Linux </text:span></text:span><text:span text:style-name="Strong_20_Emphasis"><text:span text:style-name="T144"><text:user-field-get text:name="Version">9.x</text:user-field-get></text:span></text:span><text:span text:style-name="Strong_20_Emphasis"><text:span text:style-name="T142">, </text:span></text:span><text:span text:style-name="Strong_20_Emphasis"><text:span text:style-name="T143">en klik</text:span></text:span><text:span text:style-name="Strong_20_Emphasis"><text:span text:style-name="T142"> o</text:span></text:span><text:span text:style-name="Strong_20_Emphasis"><text:span text:style-name="T143">p</text:span></text:span><text:span text:style-name="Strong_20_Emphasis"><text:span text:style-name="T142"> </text:span></text:span><text:span text:style-name="Strong_20_Emphasis"><text:span text:style-name="T144">GNOME</text:span></text:span><text:span text:style-name="Strong_20_Emphasis"><text:span text:style-name="T142">.</text:span></text:span><text:span text:style-name="Strong_20_Emphasis"><text:span text:style-name="T119"><text:line-break/>De </text:span></text:span><text:span text:style-name="Strong_20_Emphasis"><text:span text:style-name="T122">ver</text:span></text:span><text:span text:style-name="Strong_20_Emphasis"><text:span text:style-name="T119">volgstappen staan beschreven in </text:span></text:span><text:span text:style-name="Strong_20_Emphasis"><text:span text:style-name="T127">Linux informatie</text:span></text:span><text:span text:style-name="Strong_20_Emphasis"><text:span text:style-name="T119">, te vinden op </text:span></text:span><text:a xlink:type="simple" xlink:href="https://karelzimmer.nl/" text:style-name="Internet_20_link" text:visited-style-name="Visited_20_Internet_20_Link"><text:span text:style-name="Strong_20_Emphasis"><text:span text:style-name="T251">karelzimmer.nl</text:span></text:span></text:a><text:span text:style-name="Strong_20_Emphasis"><text:span text:style-name="T119">, onder </text:span></text:span><text:span text:style-name="Strong_20_Emphasis"><text:span text:style-name="T127">Linux</text:span></text:span><text:span text:style-name="Strong_20_Emphasis"><text:span text:style-name="T119">.</text:span></text:span></text:p></text:note-body></text:note></text:span><text:span text:style-name="T11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2"><text:span text:style-name="Strong_20_Emphasis"><text:span text:style-name="T68">Selecteer</text:span></text:span><text:span text:style-name="Strong_20_Emphasis"><text:span text:style-name="T33"> </text:span></text:span><text:span text:style-name="Strong_20_Emphasis"><text:span text:style-name="T24">Start</text:span></text:span><text:span text:style-name="Strong_20_Emphasis"><text:span text:style-name="T34">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7"><text:s/></text:span></text:span><text:span text:style-name="Strong_20_Emphasis"><text:span text:style-name="T26"><text:user-field-get text:name="Version">9.x</text:user-field-get></text:span></text:span><text:span text:style-name="Strong_20_Emphasis"><text:span text:style-name="T35"><text:s/></text:span></text:span><text:span text:style-name="Strong_20_Emphasis"><text:span text:style-name="T75">en druk op de </text:span></text:span><text:span text:style-name="Strong_20_Emphasis"><text:span text:style-name="T76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8" draw:name="Vorm 1" draw:style-name="gr1" draw:text-style-name="P103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83"><text:span text:style-name="Strong_20_Emphasis"><text:span text:style-name="T84">Klik op </text:span></text:span><text:span text:style-name="Strong_20_Emphasis"><text:span text:style-name="T98">Install to Hard Drive</text:span></text:span><text:span text:style-name="Strong_20_Emphasis"><text:span text:style-name="T84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" office:value-type="string">
            <text:p text:style-name="P53"><text:span text:style-name="Strong_20_Emphasis"><text:span text:style-name="T28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59"><text:span text:style-name="Strong_20_Emphasis"><text:span text:style-name="T113"><draw:control text:anchor-type="as-char" draw:z-index="25" draw:name="Vorm 13" draw:style-name="gr1" draw:text-style-name="P103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3"><text:span text:style-name="T220">Bij</text:span><text:span text:style-name="T219"> </text:span><text:span text:style-name="Strong_20_Emphasis"><text:span text:style-name="T218">WELCOME </text:span></text:span><text:span text:style-name="Strong_20_Emphasis"><text:span text:style-name="T221">BIJ</text:span></text:span><text:span text:style-name="Strong_20_Emphasis"><text:span text:style-name="T218"> ROCKY LINUX </text:span></text:span><text:span text:style-name="Strong_20_Emphasis"><text:span text:style-name="T218"><text:user-field-get text:name="Version">9.x</text:user-field-get></text:span></text:span><text:span text:style-name="Strong_20_Emphasis"><text:span text:style-name="T222"><text:s/>select</text:span></text:span><text:span text:style-name="Strong_20_Emphasis"><text:span text:style-name="T223">eer</text:span></text:span><text:span text:style-name="Strong_20_Emphasis"><text:span text:style-name="T225"> </text:span></text:span><text:span text:style-name="Strong_20_Emphasis"><text:span text:style-name="T227">Nederlands</text:span></text:span><text:span text:style-name="Strong_20_Emphasis"><text:span text:style-name="T225"> en klik</text:span></text:span><text:span text:style-name="Strong_20_Emphasis"><text:span text:style-name="T226"> </text:span></text:span><text:span text:style-name="Strong_20_Emphasis"><text:span text:style-name="T225">op</text:span></text:span><text:span text:style-name="Strong_20_Emphasis"><text:span text:style-name="T224"> </text:span></text:span><text:span text:style-name="Strong_20_Emphasis"><text:span text:style-name="T215">Doorgaan</text:span></text:span><text:span text:style-name="Strong_20_Emphasis"><text:span text:style-name="T224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0" office:value-type="string">
            <text:p text:style-name="P85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1" draw:name="Vorm 2" draw:style-name="gr1" draw:text-style-name="P103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9"><text:span text:style-name="T210">O</text:span><text:span text:style-name="T208">nder </text:span><text:span text:style-name="T212">SYSTEEM</text:span><text:span text:style-name="T208"> </text:span><text:span text:style-name="T210">klik </text:span><text:span text:style-name="T208">op </text:span><text:span text:style-name="T212">Installatiebestemming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0" office:value-type="string">
            <text:p text:style-name="P86"><text:span text:style-name="T208">Controleer </text:span><text:span text:style-name="T211">de </text:span><text:span text:style-name="T214">Apparaatselectie</text:span><text:span text:style-name="T208"> en klik op </text:span><text:span text:style-name="T212">Klaar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0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2" draw:name="Vorm 12" draw:style-name="gr1" draw:text-style-name="P103" svg:width="0.35cm" svg:height="0.35cm" draw:control="control21"/></text:span></text:span></text:p>
          </table:table-cell>
          <table:table-cell table:style-name="_32_._5f_Installatie_5f_uitvoeren.C10" office:value-type="string">
            <text:p text:style-name="P9"><text:span text:style-name="T210">O</text:span><text:span text:style-name="T208">nder </text:span><text:span text:style-name="T212">SYSTEEM</text:span><text:span text:style-name="T208"> </text:span><text:span text:style-name="T210">klik </text:span><text:span text:style-name="T208">op </text:span><text:span text:style-name="T212">Netwerk &amp; hostnaam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1"><text:span text:style-name="T207">V</text:span><text:span text:style-name="T205">ul </text:span><text:span text:style-name="T206">in </text:span><text:span text:style-name="Strong_20_Emphasis"><text:span text:style-name="T209">Hostnaam</text:span></text:span><text:span text:style-name="Definition"><text:span text:style-name="T8"> &lt;</text:span></text:span><text:span text:style-name="Definition"><text:span text:style-name="T9">computernaam&gt;</text:span></text:span><text:span text:style-name="Strong_20_Emphasis"><text:span text:style-name="T198"> </text:span></text:span><text:span text:style-name="Strong_20_Emphasis"><text:span text:style-name="T200">en klik op </text:span></text:span><text:span text:style-name="Strong_20_Emphasis"><text:span text:style-name="T213">Toepassen</text:span></text:span><text:span text:style-name="Strong_20_Emphasis"><text:span text:style-name="T200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1"><text:span text:style-name="T209">K</text:span><text:span text:style-name="T208">lik op </text:span><text:span text:style-name="T212">Klaar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7" draw:name="Vorm 10" draw:style-name="gr1" draw:text-style-name="P103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0"><text:span text:style-name="T210">O</text:span><text:span text:style-name="T208">nder</text:span><text:span text:style-name="T204"> </text:span><text:span text:style-name="Strong_20_Emphasis"><text:span text:style-name="T208">GEBRUIKERSINSTELLINGEN</text:span></text:span><text:span text:style-name="Strong_20_Emphasis"><text:span text:style-name="T201"> </text:span></text:span><text:span text:style-name="Strong_20_Emphasis"><text:span text:style-name="T202">klik </text:span></text:span><text:span text:style-name="T208">op </text:span><text:span text:style-name="T212">Gebruiker aanmaken</text:span><text:span text:style-name="T20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7" office:value-type="string">
            <text:p text:style-name="P84"><text:span text:style-name="T280">Vul in </text:span><text:span text:style-name="Strong_20_Emphasis"><text:span text:style-name="T101">Volledige naam</text:span></text:span><text:span text:style-name="Strong_20_Emphasis"><text:span text:style-name="T79"> </text:span></text:span><text:span text:style-name="Definition"><text:span text:style-name="T14">&lt;GEBRUIKER&gt;</text:span></text:span><text:span text:style-name="Strong_20_Emphasis"><text:span text:style-name="T80">, <text:line-break/></text:span></text:span><text:span text:style-name="Strong_20_Emphasis"><text:span text:style-name="T101">Gebruikersnaam</text:span></text:span><text:span text:style-name="Strong_20_Emphasis"><text:span text:style-name="T79"> &lt;</text:span></text:span><text:span text:style-name="Definition"><text:span text:style-name="T7">gebruikersnaam&gt;</text:span></text:span><text:span text:style-name="Strong_20_Emphasis"><text:span text:style-name="T79">,</text:span></text:span></text:p>
            <text:p text:style-name="P81"><text:span text:style-name="Strong_20_Emphasis"><text:span text:style-name="T82">vink aan </text:span></text:span><text:span text:style-name="Strong_20_Emphasis"><text:span text:style-name="T97">Maak deze gebruiker beheerder</text:span></text:span><text:span text:style-name="Strong_20_Emphasis"><text:span text:style-name="T82">,</text:span></text:span></text:p>
            <text:p text:style-name="P82"><text:span text:style-name="Strong_20_Emphasis"><text:span text:style-name="T81">g</text:span></text:span><text:span text:style-name="Strong_20_Emphasis"><text:span text:style-name="T82">eef tweemaal een </text:span></text:span><text:span text:style-name="Strong_20_Emphasis"><text:span text:style-name="T101">wachtwoord</text:span></text:span><text:span text:style-name="Strong_20_Emphasis"><text:span text:style-name="T82"> </text:span></text:span><text:span text:style-name="Strong_20_Emphasis"><text:span text:style-name="T83">en k</text:span></text:span><text:span text:style-name="Strong_20_Emphasis"><text:span text:style-name="T82">lik op </text:span></text:span><text:span text:style-name="Strong_20_Emphasis"><text:span text:style-name="T97">Klaar</text:span></text:span><text:span text:style-name="Strong_20_Emphasis"><text:span text:style-name="T8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7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4" draw:name="Vorm 14" draw:style-name="gr1" draw:text-style-name="P103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3">Klik op </text:span></text:span><text:span text:style-name="Strong_20_Emphasis"><text:span text:style-name="T216">Begin installatie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9" draw:name="Vorm 11" draw:style-name="gr1" draw:text-style-name="P103" svg:width="0.35cm" svg:height="0.35cm" draw:control="control28"/></text:span></text:span></text:p>
          </table:table-cell>
          <table:table-cell table:style-name="_32_._5f_Installatie_5f_uitvoeren.C21" office:value-type="string">
            <text:p text:style-name="P12"><text:span text:style-name="Strong_20_Emphasis"><text:span text:style-name="T203">Klik op </text:span></text:span><text:span text:style-name="Strong_20_Emphasis"><text:span text:style-name="T217">I</text:span></text:span><text:span text:style-name="Strong_20_Emphasis"><text:span text:style-name="T216">nstallatie </text:span></text:span><text:span text:style-name="Strong_20_Emphasis"><text:span text:style-name="T217">voltooien</text:span></text:span><text:span text:style-name="Strong_20_Emphasis"><text:span text:style-name="T19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26" draw:name="Vorm 6" draw:style-name="gr1" draw:text-style-name="P103" svg:width="0.35cm" svg:height="0.35cm" draw:control="control25"/></text:span></text:span></text:p>
          </table:table-cell>
          <table:table-cell table:style-name="_32_._5f_Installatie_5f_uitvoeren.C21" office:value-type="string">
            <text:p text:style-name="P6"><text:span text:style-name="T282">Hers</text:span><text:span text:style-name="T281">tart het systeem</text:span>.</text:p>
          </table:table-cell>
        </table:table-row>
      </table:table>
      <text:p text:style-name="P44"><text:span text:style-name="Strong_20_Emphasis"><text:span text:style-name="T77"/></text:span></text:p>
      <text:list text:continue-numbering="true" text:style-name="L1">
        <text:list-item>
          <text:p text:style-name="P96"><text:span text:style-name="Strong_20_Emphasis"><text:span text:style-name="T99">Installatie </text:span></text:span><text:span text:style-name="Strong_20_Emphasis"><text:span text:style-name="T100">afronden</text:span></text:span></text:p>
        </text:list-item>
      </text:list>
      <text:p text:style-name="P4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73"><draw:control text:anchor-type="as-char" draw:z-index="2" draw:name="Vorm24" draw:style-name="gr1" draw:text-style-name="P10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90"><text:span text:style-name="Strong_20_Emphasis"><text:span text:style-name="T32">Aanmelden als </text:span></text:span><text:span text:style-name="Definition"><text:span text:style-name="T16">&lt;GEBRUIKER&gt;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8"><text:span text:style-name="Strong_20_Emphasis"><text:span text:style-name="T78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72"><draw:control text:anchor-type="as-char" draw:z-index="7" draw:name="Vorm13_1" draw:style-name="gr1" draw:text-style-name="P103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22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6"><text:span text:style-name="Strong_20_Emphasis"><text:span text:style-name="T73"><draw:control text:anchor-type="as-char" draw:z-index="17" draw:name="Vorm 5" draw:style-name="gr1" draw:text-style-name="P103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66">D</text:span></text:span><text:span text:style-name="Strong_20_Emphasis"><text:span text:style-name="T57">ruk</text:span></text:span><text:span text:style-name="Strong_20_Emphasis"><text:span text:style-name="T45"> op</text:span></text:span><text:span text:style-name="Strong_20_Emphasis"><text:span text:style-name="T58"> de </text:span></text:span><text:span text:style-name="Strong_20_Emphasis"><text:span text:style-name="T70">Super</text:span></text:span><text:span text:style-name="Strong_20_Emphasis"><text:span text:style-name="T58">-toets</text:span></text:span><text:span text:style-name="Strong_20_Emphasis"><text:span text:style-name="T31"><text:note text:id="ftn7" text:note-class="footnote"><text:note-citation>1</text:note-citation><text:note-body><text:p text:style-name="P43"><text:span text:style-name="T160">De </text:span><text:span text:style-name="T162">Super</text:span><text:span text:style-name="T160">-toets is de Windows-toets, Command-toets </text:span><text:span text:style-name="T161">(Apple)</text:span><text:span text:style-name="T160">, of Vergrootglas-toets </text:span><text:span text:style-name="T161">(Chromebook)</text:span><text:span text:style-name="T160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4">ter</text:span></text:span><text:span text:style-name="Strong_20_Emphasis"><text:span text:style-name="T95">m</text:span></text:span><text:span text:style-name="Strong_20_Emphasis"><text:span text:style-name="T4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96">Terminalvenst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6" office:value-type="string">
            <text:p text:style-name="P76"><text:span text:style-name="T3">Typ</text:span><text:span text:style-name="Strong_20_Emphasis"><text:span text:style-name="T40"> de</text:span></text:span><text:span text:style-name="Strong_20_Emphasis"><text:span text:style-name="T59">z</text:span></text:span><text:span text:style-name="Strong_20_Emphasis"><text:span text:style-name="T40">e </text:span></text:span><text:span text:style-name="Strong_20_Emphasis"><text:span text:style-name="T42">twee </text:span></text:span><text:span text:style-name="Strong_20_Emphasis"><text:span text:style-name="T40">opdrachten, ieder gevolgd door de </text:span></text:span><text:span text:style-name="Strong_20_Emphasis"><text:span text:style-name="T7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79"><text:span text:style-name="User_20_Entry"><text:span text:style-name="T19">wget karelzimmer.nl/</text:span></text:span><text:span text:style-name="User_20_Entry"><text:span text:style-name="T20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79"><text:span text:style-name="User_20_Entry"><text:span text:style-name="T19">bash </text:span></text:span><text:span text:style-name="User_20_Entry"><text:span text:style-name="T20">get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4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6"><text:span text:style-name="Strong_20_Emphasis"><text:span text:style-name="T73"><draw:control text:anchor-type="as-char" draw:z-index="18" draw:name="Vorm 7" draw:style-name="gr1" draw:text-style-name="P103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6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Strong_20_Emphasis"><text:span text:style-name="T70">Super</text:span></text:span><text:span text:style-name="Strong_20_Emphasis"><text:span text:style-name="T58">-toets</text:span></text:span><text:span text:style-name="Strong_20_Emphasis"><text:span text:style-name="T29"><text:note-ref text:note-class="footnote" text:reference-format="text" text:ref-name="ftn7">1</text:note-ref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3">men</text:span></text:span><text:span text:style-name="Strong_20_Emphasis"><text:span text:style-name="T92">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105">3</text:span></text:span><text:span text:style-name="Strong_20_Emphasis"><text:span text:style-name="T87"> </text:span></text:span><text:span text:style-name="Strong_20_Emphasis"><text:span text:style-name="T88">Installatie</text:span></text:span><text:span text:style-name="Strong_20_Emphasis"><text:span text:style-name="T89"> </text:span></text:span><text:span text:style-name="Strong_20_Emphasis"><text:span text:style-name="T90">afronde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51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5"><text:span text:style-name="Strong_20_Emphasis"><text:span text:style-name="T32"><text:tab/></text:span></text:span></text:p>
      <text:p text:style-name="P46"><text:span text:style-name="Strong_20_Emphasis"><text:span text:style-name="T54"/></text:span></text:p>
      <text:p text:style-name="P47"><text:span text:style-name="Strong_20_Emphasis"><text:span text:style-name="T44"/></text:span></text:p>
      <text:list text:continue-numbering="true" text:style-name="L1">
        <text:list-item>
          <text:p text:style-name="P99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73"><draw:control text:anchor-type="as-char" draw:z-index="3" draw:name="Vorm40_0" draw:style-name="gr1" draw:text-style-name="P103" svg:width="0.35cm" svg:height="0.35cm" draw:control="control2"/></text:span></text:span></text:p>
          </table:table-cell>
          <table:table-cell table:style-name="Tabel2.A1" office:value-type="string">
            <text:p text:style-name="P64"><text:span text:style-name="Strong_20_Emphasis"><text:span text:style-name="T73"><draw:control text:anchor-type="as-char" draw:z-index="6" draw:name="Vorm40_ 1" draw:style-name="gr1" draw:text-style-name="P103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2">Aanmelden als </text:span></text:span><text:span text:style-name="Definition"><text:span text:style-name="T17">&lt;GEBRUIKER&gt;</text:span></text:span><text:span text:style-name="Strong_20_Emphasis"><text:span text:style-name="T62"><text:note text:id="ftn8" text:note-class="footnote"><text:note-citation>1</text:note-citation><text:note-body><text:p text:style-name="P56"><text:span text:style-name="User_20_Entry"><text:span text:style-name="T145">E</text:span></text:span><text:span text:style-name="User_20_Entry"><text:span text:style-name="T147">ventuele extra </text:span></text:span><text:span text:style-name="Definition"><text:span text:style-name="T274">gebruiker</text:span></text:span><text:span text:style-name="User_20_Entry"><text:span text:style-name="T146">s </text:span></text:span><text:span text:style-name="User_20_Entry"><text:span text:style-name="T147">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72"><draw:control text:anchor-type="as-char" draw:z-index="8" draw:name="Vorm13_ 1" draw:style-name="gr1" draw:text-style-name="P103" svg:width="0.35cm" svg:height="0.35cm" draw:control="control7"/></text:span></text:span></text:p>
          </table:table-cell>
          <table:table-cell table:style-name="Tabel2.D2" office:value-type="string">
            <text:p text:style-name="P20"><text:span text:style-name="Strong_20_Emphasis"><text:span text:style-name="T23">Doorloop de welkomstschermen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73"><draw:control text:anchor-type="as-char" draw:z-index="19" draw:name="Vorm 8" draw:style-name="gr1" draw:text-style-name="P103" svg:width="0.35cm" svg:height="0.35cm" draw:control="control18"/></text:span></text:span></text:p>
          </table:table-cell>
          <table:table-cell table:style-name="Tabel2.A1" office:value-type="string">
            <text:p text:style-name="P67"><text:span text:style-name="Strong_20_Emphasis"><text:span text:style-name="T73"><draw:control text:anchor-type="as-char" draw:z-index="20" draw:name="Vorm 9" draw:style-name="gr1" draw:text-style-name="P103" svg:width="0.35cm" svg:height="0.35cm" draw:control="control19"/></text:span></text:span></text:p>
          </table:table-cell>
          <table:table-cell table:style-name="Tabel2.D5" office:value-type="string">
            <text:p text:style-name="P19"><text:span text:style-name="Strong_20_Emphasis"><text:span text:style-name="T67">D</text:span></text:span><text:span text:style-name="Strong_20_Emphasis"><text:span text:style-name="T61">ruk</text:span></text:span><text:span text:style-name="Strong_20_Emphasis"><text:span text:style-name="T60"> op</text:span></text:span><text:span text:style-name="Strong_20_Emphasis"><text:span text:style-name="T58"> de </text:span></text:span><text:span text:style-name="Strong_20_Emphasis"><text:span text:style-name="T70">Super</text:span></text:span><text:span text:style-name="Strong_20_Emphasis"><text:span text:style-name="T58">-toets</text:span></text:span><text:span text:style-name="Strong_20_Emphasis"><text:span text:style-name="T29"><text:note text:id="ftn9" text:note-class="footnote"><text:note-citation>2</text:note-citation><text:note-body><text:p text:style-name="P42"><text:span text:style-name="T160">De </text:span><text:span text:style-name="T162">Super</text:span><text:span text:style-name="T160">-toets is de Windows-toets, Command-toets </text:span><text:span text:style-name="T161">(Apple)</text:span><text:span text:style-name="T160">, of Vergrootglas-toets </text:span><text:span text:style-name="T161">(Chromebook)</text:span><text:span text:style-name="T160">.</text:span></text:p></text:note-body></text:note></text:span></text:span><text:span text:style-name="Strong_20_Emphasis"><text:span text:style-name="T45">, </text:span></text:span><text:span text:style-name="Strong_20_Emphasis"><text:span text:style-name="T55">t</text:span></text:span><text:span text:style-name="Strong_20_Emphasis"><text:span text:style-name="T49">yp </text:span></text:span><text:span text:style-name="Strong_20_Emphasis"><text:span text:style-name="T93">men</text:span></text:span><text:span text:style-name="Strong_20_Emphasis"><text:span text:style-name="T92">u</text:span></text:span><text:span text:style-name="Strong_20_Emphasis"><text:span text:style-name="T50"> </text:span></text:span><text:span text:style-name="Strong_20_Emphasis"><text:span text:style-name="T56">e</text:span></text:span><text:span text:style-name="Strong_20_Emphasis"><text:span text:style-name="T39">n </text:span></text:span><text:span text:style-name="Strong_20_Emphasis"><text:span text:style-name="T52">k</text:span></text:span><text:span text:style-name="Strong_20_Emphasis"><text:span text:style-name="T39">lik op het pictogram van </text:span></text:span><text:span text:style-name="Strong_20_Emphasis"><text:span text:style-name="T102">Installatiem</text:span></text:span><text:span text:style-name="Strong_20_Emphasis"><text:span text:style-name="T103">enu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18"><text:span text:style-name="Strong_20_Emphasis"><text:span text:style-name="T68">Selecteer</text:span></text:span><text:span text:style-name="Strong_20_Emphasis"><text:span text:style-name="T53"> </text:span></text:span><text:span text:style-name="Strong_20_Emphasis"><text:span text:style-name="T105">4</text:span></text:span><text:span text:style-name="Strong_20_Emphasis"><text:span text:style-name="T87"> </text:span></text:span><text:span text:style-name="Strong_20_Emphasis"><text:span text:style-name="T69">Gebruiker inrichten</text:span></text:span><text:span text:style-name="Strong_20_Emphasis"><text:span text:style-name="T64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2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5"><text:span text:style-name="Strong_20_Emphasis"><text:span text:style-name="T63"/></text:span></text:p>
      <text:p text:style-name="P37"/>
      <text:p text:style-name="P38"><text:span text:style-name="T154">E</text:span><text:span text:style-name="T155">inde c</text:span><text:span text:style-name="T156">hecklist, </text:span><text:span text:style-name="T157">d</text:span><text:span text:style-name="T156">e installatie van </text:span><text:span text:style-name="Strong_20_Emphasis"><text:span text:style-name="T173"><text:user-field-get text:name="Distro">Rocky Linux</text:user-field-get></text:span></text:span><text:span text:style-name="T158"><text:s/></text:span><text:span text:style-name="T159"><text:user-field-get text:name="Version">9.x</text:user-field-get></text:span><text:span text:style-name="T159"><text:s/></text:span><text:span text:style-name="Strong_20_Emphasis"><text:span text:style-name="T174">Desktop/</text:span></text:span><text:span text:style-name="Strong_20_Emphasis"><text:span text:style-name="T175">Workstation</text:span></text:span><text:span text:style-name="Strong_20_Emphasis"><text:span text:style-name="T106"> </text:span></text:span><text:span text:style-name="T156">is voltooid.</text:span></text:p>
      <text:p text:style-name="P8"/>
      <text:list text:style-name="L2">
        <text:list-header>
          <text:p text:style-name="P101"><text:span text:style-name="Emphasis"><text:span text:style-name="T26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5">.</text:span></text:span></text:p>
          <text:p text:style-name="P102"><text:span text:style-name="Emphasis"><text:span text:style-name="T267">Licentie </text:span></text:span><text:span text:style-name="Emphasis"><text:span text:style-name="T265">C</text:span></text:span><text:span text:style-name="Emphasis"><text:span text:style-name="T266">C0</text:span></text:span><text:span text:style-name="Emphasis"><text:span text:style-name="T265"> 1.0 </text:span></text:span><text:span text:style-name="Emphasis"><text:span text:style-name="T26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2"><text:s/></text:span></text:span><text:span text:style-name="Emphasis"><text:span text:style-name="T26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4-11-13T11:03:53.573618251">13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53.442260067</dc:date>
    <meta:keyword>Installatie</meta:keyword>
    <meta:keyword>Checklist</meta:keyword>
    <meta:keyword>Linux</meta:keyword>
    <meta:editing-cycles>6971</meta:editing-cycles>
    <meta:editing-duration>P12DT12H47M11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503" meta:character-count="3596" meta:non-whitespace-character-count="3148"/>
    <meta:user-defined meta:name="Info 1"/>
    <meta:user-defined meta:name="Info 2"/>
    <meta:user-defined meta:name="Info 3"/>
    <meta:user-defined meta:name="Info 4"/>
  </office:meta>
</office:document-meta>
</file>